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5cm"/>
    </style:style>
    <style:style style:name="co2" style:family="table-column">
      <style:table-column-properties fo:break-before="auto" style:column-width="3.687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Marks in Economics</text:p>
          </table:table-cell>
          <table:table-cell office:value-type="string">
            <text:p>Marks in Statistics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3">23/04/2024</text:date>, <text:time>12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3T12:51:05.41</dc:date>
    <dc:creator>ACTS CDAC</dc:creator>
    <meta:document-statistic meta:table-count="3" meta:cell-count="22" meta:object-count="0"/>
    <meta:generator>OpenOffice/4.1.7$Win32 OpenOffice.org_project/417m1$Build-9800</meta:generator>
  </office:meta>
</office:document-meta>
</file>